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2C7C4D74C4AE6552.jpg" manifest:media-type="image/jpeg"/>
  <manifest:file-entry manifest:full-path="Pictures/1000000000000640000004B0933D9BDC5290EF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adornments="標準" style:font-family-generic="script" style:font-pitch="fixed"/>
    <style:font-face style:name="CentreClaws" svg:font-family="CentreClaws" style:font-pitch="variable"/>
    <style:font-face style:name="Parisian" svg:font-family="Parisian" style:font-pitch="variable"/>
    <style:font-face style:name="Tahoma1" svg:font-family="Tahoma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Black" svg:font-family="'Noto Sans CJK JP Black'" style:font-adornments="黒" style:font-family-generic="swiss" style:font-pitch="variable"/>
    <style:font-face style:name="Noto Sans CJK JP Regular" svg:font-family="'Noto Sans CJK JP Regular'" style:font-adornments="太字" style:font-family-generic="swiss" style:font-pitch="variable"/>
    <style:font-face style:name="Noto Sans CJK JP Regular1" svg:font-family="'Noto Sans CJK JP Regular'" style:font-adornments="標準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3" svg:font-family="'Source Sans Pro Black'" style:font-adornments="Black" style:font-family-generic="swiss" style:font-pitch="variable"/>
    <style:font-face style:name="Source Sans Pro Black2" svg:font-family="'Source Sans Pro Black'" style:font-adornments="Black Italic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Trebuchet MS" svg:font-family="'Trebuchet MS'" style:font-adornments="Normalny" style:font-family-generic="swiss" style:font-pitch="variable"/>
    <style:font-face style:name="URW Gothic L" svg:font-family="'URW Gothic L'" style:font-adornments="Book" style:font-family-generic="swiss" style:font-pitch="variable"/>
    <style:font-face style:name="Verdana" svg:font-family="Verdana" style:font-adornments="Normalny" style:font-family-generic="swiss" style:font-pitch="variable"/>
    <style:font-face style:name="AR PL ShanHeiSun Uni" svg:font-family="'AR PL ShanHeiSun Uni'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ter_5f_river-title" style:list-style-name="L1">
      <style:graphic-properties fo:min-height="12.2cm"/>
    </style:style>
    <style:style style:name="pr2" style:family="presentation" style:parent-style-name="peter_5f_river-notes">
      <style:graphic-properties draw:fill-color="#ffffff" draw:auto-grow-height="true" fo:min-height="13.364cm"/>
    </style:style>
    <style:style style:name="pr3" style:family="presentation" style:parent-style-name="peter_5f_river-title" style:list-style-name="L2">
      <style:graphic-properties draw:auto-grow-height="true" fo:min-height="3.239cm"/>
    </style:style>
    <style:style style:name="pr4" style:family="presentation" style:parent-style-name="peter_5f_river-outline1">
      <style:graphic-properties fo:min-height="12.387cm"/>
    </style:style>
    <style:style style:name="pr5" style:family="presentation" style:parent-style-name="peter_5f_river-notes">
      <style:graphic-properties draw:fill-color="#ffffff" fo:min-height="13.364cm"/>
    </style:style>
    <style:style style:name="pr6" style:family="presentation" style:parent-style-name="peter_5f_river-title">
      <style:graphic-properties fo:min-height="3.239cm"/>
    </style:style>
    <style:style style:name="pr7" style:family="presentation" style:parent-style-name="peter_5f_river-title" style:list-style-name="L2">
      <style:graphic-properties draw:auto-grow-height="true" fo:min-height="3.2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 style:text-autospace="none" style:punctuation-wrap="hanging">
        <style:tab-stops/>
      </style:paragraph-properties>
      <style:text-properties style:font-name="Arial2" fo:font-size="54pt" style:font-size-asian="54pt" style:font-size-complex="54pt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fo:background-color="transparent" style:font-name-asian="Noto Sans CJK SC Regular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 Regular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style:font-name="Arial2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8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8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8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8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peter_5f_river" presentation:presentation-page-layout-name="AL1T0">
        <office:forms form:automatic-focus="false" form:apply-design-mode="false"/>
        <draw:frame presentation:style-name="pr1" draw:text-style-name="P1" draw:layer="layout" svg:width="30.6cm" svg:height="12.2cm" svg:x="2cm" svg:y="4cm" presentation:class="title" presentation:user-transformed="true">
          <draw:text-box>
            <text:p text:style-name="P1"><text:span text:style-name="T1">Industrial Machine Learning</text:span><text:span text:style-name="T2"><text:line-break/></text:span><text:span text:style-name="T3">Application on Automatic Email Routing &amp; </text:span><text:span text:style-name="T3"><text:line-break/></text:span><text:span text:style-name="T3">Open Discussion on the Digital Economy</text:span><text:span text:style-name="T4"><text:line-break/></text:span><text:span text:style-name="T4"><text:line-break/></text:span><text:span text:style-name="T4"><text:line-break/></text:span><text:span text:style-name="T5"><text:line-break/></text:span><text:span text:style-name="T6">Manh NGUYEN</text:span><text:span text:style-name="T6"><text:line-break/></text:span><text:span text:style-name="T6">Cafe-Seminaire, 18th May 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ter_5f_river" presentation:presentation-page-layout-name="AL2T1">
        <office:forms form:automatic-focus="false" form:apply-design-mode="false"/>
        <draw:frame presentation:style-name="pr3" draw:text-style-name="P3" draw:layer="layout" svg:width="30.959cm" svg:height="3.239cm" svg:x="1.72cm" svg:y="0.923cm" presentation:class="title">
          <draw:text-box>
            <text:p text:style-name="P3"><text:span text:style-name="T7"><text:s/></text:span><text:span text:style-name="T7">1. Automatic Email Routing</text:span></text:p>
          </draw:text-box>
        </draw:frame>
        <draw:frame presentation:style-name="pr4" draw:layer="layout" svg:width="30.959cm" svg:height="12.637cm" svg:x="1.842cm" svg:y="4.915cm" presentation:class="outline" presentation:user-transformed="true">
          <draw:text-box>
            <text:list text:style-name="L3">
              <text:list-item>
                <text:p>Business context:</text:p>
                <text:list>
                  <text:list-item>
                    <text:p>The client: a major global player in reinsurance </text:p>
                  </text:list-item>
                  <text:list-item>
                    <text:p>There are several regional generic electronic mailboxes: </text:p>
                    <text:list>
                      <text:list-item>
                        <text:p>Clients and partners send emails to these generic mailboxes and expect processing and responses from the client</text:p>
                      </text:list-item>
                      <text:list-item>
                        <text:p>A generic mailbox is managed by a team of about 20 people who are essentially claim examiners or technical accountants</text:p>
                      </text:list-item>
                    </text:list>
                  </text:list-item>
                  <text:list-item>
                    <text:p>Current configuration: to find the best person on the team to process each new email is based on both some fixed business rules and manual picking/forwarding by team members</text:p>
                  </text:list-item>
                </text:list>
              </text:list-item>
              <text:list-item>
                <text:p>Business goals:</text:p>
                <text:list>
                  <text:list-item>
                    <text:p>Route emails automatically to the right person on the team to reduce processing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ter_5f_river" presentation:presentation-page-layout-name="AL2T1">
        <office:forms form:automatic-focus="false" form:apply-design-mode="false"/>
        <draw:frame presentation:style-name="pr6" draw:layer="layout" svg:width="30.959cm" svg:height="3.239cm" svg:x="1.72cm" svg:y="0.923cm" presentation:class="title" presentation:user-transformed="true">
          <draw:text-box>
            <text:p>The Proof of concept (POC)</text:p>
          </draw:text-box>
        </draw:frame>
        <draw:frame presentation:style-name="pr4" draw:layer="layout" svg:width="30.959cm" svg:height="12.637cm" svg:x="1.842cm" svg:y="4.915cm" presentation:class="outline">
          <draw:text-box>
            <text:list text:style-name="L3">
              <text:list-item>
                <text:p>Select one generic mailbox:</text:p>
                <text:list>
                  <text:list-item>
                    <text:p>About 20 claim examiners to manage this mailbox </text:p>
                  </text:list-item>
                  <text:list-item>
                    <text:p>English language mainly</text:p>
                  </text:list-item>
                </text:list>
              </text:list-item>
              <text:list-item>
                <text:p>Collecting the data on the System:</text:p>
                <text:list>
                  <text:list-item>
                    <text:p>35K emails from 2015 to 2018 were collected</text:p>
                  </text:list-item>
                  <text:list-item>
                    <text:p>Collect the information on the person who handled each of these emails in the system, i.e the claim examiner</text:p>
                  </text:list-item>
                </text:list>
              </text:list-item>
              <text:list-item>
                <text:p>Develop machine learning solution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ter_5f_river" presentation:presentation-page-layout-name="AL2T1">
        <office:forms form:automatic-focus="false" form:apply-design-mode="false"/>
        <draw:frame presentation:style-name="pr6" draw:layer="layout" svg:width="30.959cm" svg:height="3.239cm" svg:x="1.72cm" svg:y="0.923cm" presentation:class="title">
          <draw:text-box>
            <text:p>The Machine Learning blueprint</text:p>
          </draw:text-box>
        </draw:frame>
        <draw:frame presentation:style-name="pr4" draw:layer="layout" svg:width="30.959cm" svg:height="12.637cm" svg:x="1.842cm" svg:y="4.915cm" presentation:class="outline" presentation:user-transformed="true">
          <draw:text-box>
            <text:list text:style-name="L3">
              <text:list-item>
                <text:p>ML design: separate emails into:</text:p>
                <text:list>
                  <text:list-item>
                    <text:p>Train set: 30K emails to train models</text:p>
                  </text:list-item>
                  <text:list-item>
                    <text:p>Test set: 5K emails to validate/report performance</text:p>
                  </text:list-item>
                </text:list>
              </text:list-item>
              <text:list-item>
                <text:p>Preprocessing: </text:p>
                <text:list>
                  <text:list-item>
                    <text:p>Goals: develop appropriate ways to convert an email to a tensor (or a numerical matrix)</text:p>
                  </text:list-item>
                  <text:list-item>
                    <text:p>An email is an object with the Subject and the Body (and Attachment Files)</text:p>
                  </text:list-item>
                  <text:list-item>
                    <text:p>Use word embedding to transform texts from Subject and Body into matrices <text:s text:c="2"/></text:p>
                  </text:list-item>
                </text:list>
              </text:list-item>
              <text:list-item>
                <text:p>Algorithm developments:</text:p>
                <text:list>
                  <text:list-item>
                    <text:p>Deep Learning NLP architectures</text:p>
                  </text:list-item>
                </text:list>
              </text:list-item>
              <text:list-item>
                <text:p>Performance: 92% precision on routing rat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ter_5f_river" presentation:presentation-page-layout-name="AL2T1">
        <office:forms form:automatic-focus="false" form:apply-design-mode="false"/>
        <draw:frame presentation:style-name="pr6" draw:layer="layout" svg:width="30.959cm" svg:height="3.239cm" svg:x="1.72cm" svg:y="0.923cm" presentation:class="title">
          <draw:text-box>
            <text:p>The Prototype</text:p>
          </draw:text-box>
        </draw:frame>
        <draw:frame presentation:style-name="pr4" draw:layer="layout" svg:width="30.959cm" svg:height="12.637cm" svg:x="1.842cm" svg:y="4.915cm" presentation:class="outline" presentation:user-transformed="true">
          <draw:text-box>
            <text:list text:style-name="L3">
              <text:list-item>
                <text:p>The machine learning solution is at the core of the prototype</text:p>
              </text:list-item>
              <text:list-item>
                <text:p>Advanced search for past emails:</text:p>
                <text:list>
                  <text:list-item>
                    <text:p>Currently, past emails once processed are stored on database and lie there forever. Users who want to review emails of past deals can only look for titles</text:p>
                  </text:list-item>
                  <text:list-item>
                    <text:p>The advanced search engine for emails proposes the smart search on all texts contained in emails (Subject, Author, Body and Attachment Files) </text:p>
                  </text:list-item>
                </text:list>
              </text:list-item>
              <text:list-item>
                <text:p>A further NER recognition engine to detect:</text:p>
                <text:list>
                  <text:list-item>
                    <text:p>Deal number, client names, claim dates, claim number etc which lie inside the email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ter_5f_river" presentation:presentation-page-layout-name="AL2T1">
        <office:forms form:automatic-focus="false" form:apply-design-mode="false"/>
        <draw:frame presentation:style-name="pr7" draw:text-style-name="P3" draw:layer="layout" svg:width="30.959cm" svg:height="4.251cm" svg:x="1.72cm" svg:y="0.417cm" presentation:class="title">
          <draw:text-box>
            <text:p text:style-name="P3"><text:span text:style-name="T7"><text:s/></text:span><text:span text:style-name="T7">2. Open discussion on </text:span><text:span text:style-name="T7"><text:line-break/></text:span><text:span text:style-name="T7">the Digital Economy</text:span></text:p>
          </draw:text-box>
        </draw:frame>
        <draw:frame presentation:style-name="pr4" draw:layer="layout" svg:width="30.959cm" svg:height="12.637cm" svg:x="1.842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adornments="標準" style:font-family-generic="script" style:font-pitch="fixed"/>
    <style:font-face style:name="CentreClaws" svg:font-family="CentreClaws" style:font-pitch="variable"/>
    <style:font-face style:name="Parisian" svg:font-family="Parisian" style:font-pitch="variable"/>
    <style:font-face style:name="Tahoma1" svg:font-family="Tahoma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Black" svg:font-family="'Noto Sans CJK JP Black'" style:font-adornments="黒" style:font-family-generic="swiss" style:font-pitch="variable"/>
    <style:font-face style:name="Noto Sans CJK JP Regular" svg:font-family="'Noto Sans CJK JP Regular'" style:font-adornments="太字" style:font-family-generic="swiss" style:font-pitch="variable"/>
    <style:font-face style:name="Noto Sans CJK JP Regular1" svg:font-family="'Noto Sans CJK JP Regular'" style:font-adornments="標準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3" svg:font-family="'Source Sans Pro Black'" style:font-adornments="Black" style:font-family-generic="swiss" style:font-pitch="variable"/>
    <style:font-face style:name="Source Sans Pro Black2" svg:font-family="'Source Sans Pro Black'" style:font-adornments="Black Italic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Trebuchet MS" svg:font-family="'Trebuchet MS'" style:font-adornments="Normalny" style:font-family-generic="swiss" style:font-pitch="variable"/>
    <style:font-face style:name="URW Gothic L" svg:font-family="'URW Gothic L'" style:font-adornments="Book" style:font-family-generic="swiss" style:font-pitch="variable"/>
    <style:font-face style:name="Verdana" svg:font-family="Verdana" style:font-adornments="Normalny" style:font-family-generic="swiss" style:font-pitch="variable"/>
    <style:font-face style:name="AR PL ShanHeiSun Uni" svg:font-family="'AR PL ShanHeiSun Uni'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axial" draw:start-color="#666699" draw:end-color="#333366" draw:start-intensity="100%" draw:end-intensity="100%" draw:angle="300" draw:border="10%"/>
    <draw:fill-image draw:name="ABSTRACT-Aquarius_5f_1600x1200" draw:display-name="ABSTRACT-Aquarius_1600x1200" xlink:href="Pictures/1000000000000640000004B0933D9BDC5290EF5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•">
            <style:list-level-properties text:space-before="0.3cm" text:min-label-width="0.9cm"/>
            <style:text-properties fo:font-family="Ubuntu" style:font-style-name="Regular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Ubuntu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Regular" fo:color="#ffffff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Ubuntu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Ubuntu" style:font-style-name="Regular" fo:color="#ffffff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Ubuntu" style:font-style-name="Regular" fo:color="#ffffff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Ubuntu" style:font-style-name="Regular" fo:color="#ffffff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Ubuntu" style:font-style-name="Regular" fo:color="#ffffff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Ubuntu" style:font-style-name="Regular" fo:color="#ffffff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Ubuntu" style:font-style-name="Regular" fo:color="#ffffff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ffffff" style:text-outline="false" style:text-line-through-style="none" style:text-line-through-type="none" style:font-name="Parisian" fo:font-family="Parisian" style:font-pitch="variable" fo:font-size="29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69cm" fo:text-indent="0cm"/>
      <style:text-properties style:font-name="Parisian" fo:font-family="Parisian" style:font-pitch="variable" fo:font-size="25.799999237060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76cm" fo:text-indent="0cm"/>
      <style:text-properties style:font-name="Parisian" fo:font-family="Parisian" style:font-pitch="variable" fo:font-size="22.2000007629395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84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2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2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2cm" fo:text-indent="0cm"/>
      <style:text-properties style:font-name="Parisian" fo:font-family="Parisian" style:font-pitch="variable" fo:font-size="18.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entreClaws" fo:font-family="CentreClaws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29.6000003814697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0.5999984741211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2cm" fo:margin-bottom="0cm" fo:text-indent="0cm"/>
      <style:text-properties fo:font-size="34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9cm" fo:margin-bottom="0cm" fo:text-indent="0cm"/>
      <style:text-properties fo:font-size="29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6cm" fo:margin-bottom="0cm" fo:text-indent="0cm"/>
      <style:text-properties fo:font-size="24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3cm" fo:margin-bottom="0cm" fo:text-indent="0cm"/>
      <style:text-properties fo:font-size="24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ter_5f_river-background" style:display-name="peter_river-background" style:family="presentation">
      <style:graphic-properties draw:stroke="none" draw:fill="solid" draw:fill-color="#3498db" draw:fill-image-width="0cm" draw:fill-image-height="0cm"/>
      <style:text-properties style:letter-kerning="true"/>
    </style:style>
    <style:style style:name="peter_5f_river-backgroundobjects" style:display-name="peter_river-backgroundobjects" style:family="presentation">
      <style:graphic-properties svg:stroke-color="#ffffff" draw:textarea-horizontal-align="justify" draw:shadow="hidden" draw:shadow-offset-x="0.2cm" draw:shadow-offset-y="0.2cm" draw:shadow-color="#808080"/>
      <style:paragraph-properties style:text-autospace="none" style:punctuation-wrap="hanging">
        <style:tab-stops/>
      </style:paragraph-properties>
      <style:text-properties fo:color="#ffffff" style:font-name="Source Sans Pro1" fo:font-family="'Source Sans Pro'" style:font-style-name="Bold" style:font-family-generic="swiss" style:font-pitch="variable" fo:font-style="normal" fo:font-weight="normal" style:letter-kerning="true" style:font-name-asian="Noto Sans CJK JP Regular1" style:font-family-asian="'Noto Sans CJK JP Regular'" style:font-style-name-asian="標準" style:font-family-generic-asian="swiss" style:font-pitch-asian="variable"/>
    </style:style>
    <style:style style:name="peter_5f_river-notes" style:display-name="peter_river-notes" style:family="presentation">
      <style:graphic-properties draw:stroke="none" draw:fill="none"/>
      <style:paragraph-properties fo:margin-left="0.6cm" fo:margin-right="0cm" fo:text-indent="-0.6cm" style:text-autospace="none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style-name-asian="標準" style:font-family-generic-asian="swiss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ter_5f_river-outline1" style:display-name="peter_river-outline1" style:family="presentation">
      <style:graphic-properties draw:stroke="none" draw:fill="none" draw:fill-image-width="0cm" draw:fill-image-height="0cm" draw:auto-grow-height="false" draw:fit-to-size="shrink-to-fit" style:shrink-to-fit="true" draw:shadow-color="#7f8c8d" draw:shadow-opacity="50%">
        <text:list-style style:name="peter_5f_river-outline1" style:display-name="peter_river-outline1">
          <text:list-level-style-bullet text:level="1" text:bullet-char="●">
            <style:list-level-properties text:space-before="0.3cm" text:min-label-width="0.8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8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8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8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8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8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8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8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.458cm" fo:margin-bottom="0cm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9.6000003814697pt" fo:font-style="normal" fo:text-shadow="none" style:text-underline-style="none" fo:font-weight="900" style:letter-kerning="true" fo:background-color="transparent" style:font-name-asian="Noto Sans CJK JP Black" style:font-family-asian="'Noto Sans CJK JP Black'" style:font-style-name-asian="黒" style:font-family-generic-asian="swiss" style:font-pitch-asian="variable" style:font-size-asian="26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ter_5f_river-outline2" style:display-name="peter_river-outline2" style:family="presentation" style:parent-style-name="peter_5f_river-outline1">
      <style:paragraph-properties fo:margin-left="0cm" fo:margin-right="0cm" fo:margin-top="0.369cm" fo:margin-bottom="0cm" fo:line-height="100%" fo:text-indent="0cm"/>
      <style:text-properties style:font-name="Source Sans Pro" fo:font-family="'Source Sans Pro'" style:font-style-name="Regular" style:font-family-generic="swiss" style:font-pitch="variable" fo:font-size="24pt" fo:font-weight="normal" style:font-name-asian="Noto Sans CJK JP Regular" style:font-family-asian="'Noto Sans CJK JP Regular'" style:font-style-name-asian="太字" style:font-family-generic-asian="swiss" style:font-pitch-asian="variable" style:font-size-asian="26pt" style:font-weight-asian="normal" style:font-size-complex="28pt"/>
    </style:style>
    <style:style style:name="peter_5f_river-outline3" style:display-name="peter_river-outline3" style:family="presentation" style:parent-style-name="peter_5f_river-outline2">
      <style:paragraph-properties fo:margin-left="0cm" fo:margin-right="0cm" fo:margin-top="0.276cm" fo:margin-bottom="0cm" fo:text-indent="0cm"/>
      <style:text-properties fo:font-size="20.2999992370605pt" style:font-size-asian="22pt" style:font-size-complex="24pt"/>
    </style:style>
    <style:style style:name="peter_5f_river-outline4" style:display-name="peter_river-outline4" style:family="presentation" style:parent-style-name="peter_5f_river-outline3">
      <style:paragraph-properties fo:margin-left="0cm" fo:margin-right="0cm" fo:margin-top="0.184cm" fo:margin-bottom="0cm" fo:text-indent="0cm"/>
      <style:text-properties fo:font-size="18.5pt" style:font-size-asian="18pt" style:font-size-complex="20pt"/>
    </style:style>
    <style:style style:name="peter_5f_river-outline5" style:display-name="peter_river-outline5" style:family="presentation" style:parent-style-name="peter_5f_river-outline4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6" style:display-name="peter_river-outline6" style:family="presentation" style:parent-style-name="peter_5f_river-outline5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7" style:display-name="peter_river-outline7" style:family="presentation" style:parent-style-name="peter_5f_river-outline6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8" style:display-name="peter_river-outline8" style:family="presentation" style:parent-style-name="peter_5f_river-outline7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outline9" style:display-name="peter_river-outline9" style:family="presentation" style:parent-style-name="peter_5f_river-outline8">
      <style:paragraph-properties fo:margin-left="0cm" fo:margin-right="0cm" fo:margin-top="0.092cm" fo:margin-bottom="0cm" fo:text-indent="0cm"/>
      <style:text-properties fo:font-size="18.5pt" style:font-size-asian="20pt" style:font-size-complex="20pt"/>
    </style:style>
    <style:style style:name="peter_5f_river-subtitle" style:display-name="peter_river-subtitle" style:family="presentation">
      <style:graphic-properties draw:stroke="none" draw:fill="none" draw:textarea-vertical-align="middle">
        <text:list-style style:name="peter_5f_river-subtitle" style:display-name="peter_river-sub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text-align="center" fo:text-indent="0cm" style:text-autospace="none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style-name-asian="標準" style:font-family-generic-asian="swiss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ter_5f_river-title" style:display-name="peter_river-title" style:family="presentation">
      <style:graphic-properties draw:stroke="none" draw:fill="none" draw:fill-image-width="0cm" draw:fill-image-height="0cm" draw:textarea-horizontal-align="left" draw:textarea-vertical-align="middle">
        <text:list-style style:name="peter_5f_river-title" style:display-name="peter_ri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Black Italic" style:font-family-generic="swiss" style:font-pitch="variable" fo:font-size="44.4000015258789pt" fo:font-style="italic" fo:text-shadow="none" style:text-underline-style="none" fo:font-weight="900" style:letter-kerning="true" fo:background-color="transparent" style:font-name-asian="Noto Sans CJK JP Black" style:font-family-asian="'Noto Sans CJK JP Black'" style:font-style-name-asian="黒" style:font-family-generic-asian="swiss" style:font-pitch-asian="variable" style:font-size-asian="40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3" style:family="drawing-page">
      <style:drawing-page-properties draw:background-size="border" draw:fill="solid" draw:fill-color="#3498db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eter_5f_river-outline1">
      <style:graphic-properties fo:min-height="12.18cm"/>
    </style:style>
    <style:style style:name="Mpr11" style:family="presentation" style:parent-style-name="peter_5f_riv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eter_5f_river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13" style:family="presentation" style:parent-style-name="peter_5f_riv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eter_5f_ri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Parisian" fo:font-size="14pt" style:font-size-asian="14pt" style:font-size-complex="14pt"/>
    </style:style>
    <style:style style:name="MT3" style:family="text">
      <style:text-properties fo:font-size="14pt" fo:font-style="italic" style:font-size-asian="14pt" style:font-size-complex="14pt"/>
    </style:style>
    <style:style style:name="MT4" style:family="text">
      <style:text-properties style:font-name="Source Sans Pro Black3" fo:font-size="24pt" fo:font-style="italic" fo:font-weight="90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8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8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8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8cm"/>
        <style:text-properties fo:font-family="StarSymbol" style:font-charset="x-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34.397cm" svg:height="19.4cm" svg:x="0cm" svg:y="0cm">
        <draw:image xlink:href="Pictures/1000000000000556000003002C7C4D74C4AE6552.jpg" xlink:type="simple" xlink:show="embed" xlink:actuate="onLoad">
          <text:p/>
        </draw:image>
      </draw:frame>
      <draw:frame presentation:style-name="Metropolis-title" draw:layer="backgroundobjects" svg:width="18.2cm" svg:height="3.2cm" svg:x="8cm" svg:y="0.4cm" presentation:class="title" presentation:placeholder="true">
        <draw:text-box/>
      </draw:frame>
      <draw:frame presentation:style-name="Metropoli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8.014cm" svg:height="1.338cm" svg:x="24.664cm" svg:y="17.67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quarius" style:page-layout-name="PM1" draw:style-name="Mdp2">
      <office:forms form:automatic-focus="false" form:apply-design-mode="false"/>
      <draw:frame presentation:style-name="aquarius-title" draw:layer="backgroundobjects" svg:width="30.959cm" svg:height="3.239cm" svg:x="1.72cm" svg:y="0.773cm" presentation:class="title" presentation:placeholder="true">
        <draw:text-box/>
      </draw:frame>
      <draw:frame presentation:style-name="aquarius-outline1" draw:layer="backgroundobjects" svg:width="30.959cm" svg:height="11.252cm" svg:x="1.72cm" svg:y="4.539cm" presentation:class="outline" presentation:placeholder="true">
        <draw:text-box/>
      </draw:frame>
      <draw:frame presentation:style-name="Mpr4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8cm" svg:x="24.664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quarius-title" draw:layer="backgroundobjects" svg:width="14.848cm" svg:height="11.136cm" svg:x="3.075cm" svg:y="2.257cm" presentation:class="page"/>
        <draw:frame presentation:style-name="aquari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959cm" svg:height="3.238cm" svg:x="1.72cm" svg:y="0.773cm" presentation:class="title" presentation:placeholder="true">
        <draw:text-box/>
      </draw:frame>
      <draw:frame presentation:style-name="Default-outline1" draw:layer="backgroundobjects" svg:width="30.959cm" svg:height="11.251cm" svg:x="1.72cm" svg:y="4.538cm" presentation:class="outline" presentation:placeholder="true">
        <draw:text-box/>
      </draw:frame>
      <draw:frame presentation:style-name="Mpr7" draw:text-style-name="MP2" draw:layer="backgroundobjects" svg:width="8.014cm" svg:height="1.336cm" svg:x="1.72cm" svg:y="17.673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10.904cm" svg:height="1.336cm" svg:x="11.764cm" svg:y="17.673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8.014cm" svg:height="1.336cm" svg:x="24.664cm" svg:y="17.673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eter_5f_river" style:display-name="peter_river" style:page-layout-name="PM1" draw:style-name="Mdp3">
      <office:forms form:automatic-focus="false" form:apply-design-mode="false"/>
      <draw:frame presentation:style-name="peter_5f_river-title" draw:layer="backgroundobjects" svg:width="30.959cm" svg:height="3.239cm" svg:x="1.72cm" svg:y="0.923cm" presentation:class="title" presentation:placeholder="true">
        <draw:text-box/>
      </draw:frame>
      <draw:frame presentation:style-name="Mpr10" draw:layer="backgroundobjects" svg:width="30.959cm" svg:height="12.637cm" svg:x="1.842cm" svg:y="4.915cm" presentation:class="outline">
        <draw:text-box>
          <text:list text:style-name="ML3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8.014cm" svg:height="0.462cm" svg:x="1.228cm" svg:y="18.014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0.904cm" svg:height="0.462cm" svg:x="11.748cm" svg:y="18.014cm" presentation:class="footer">
        <draw:text-box>
          <text:p text:style-name="MP6"><text:span text:style-name="MT3"><presentation:footer/></text:span></text:p>
        </draw:text-box>
      </draw:frame>
      <draw:frame presentation:style-name="Mpr12" draw:text-style-name="MP4" draw:layer="backgroundobjects" svg:width="8.014cm" svg:height="0.462cm" svg:x="25.185cm" svg:y="17.64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eter_5f_river-title" draw:layer="backgroundobjects" svg:width="14.848cm" svg:height="11.136cm" svg:x="3.075cm" svg:y="2.257cm" presentation:class="page"/>
        <draw:frame presentation:style-name="peter_5f_riv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00:37:14.681952422</meta:creation-date>
    <meta:editing-duration>PT56M42S</meta:editing-duration>
    <meta:editing-cycles>115</meta:editing-cycles>
    <meta:generator>LibreOffice/6.0.7.3$Linux_X86_64 LibreOffice_project/00m0$Build-3</meta:generator>
    <dc:date>2019-05-14T01:34:55.501283363</dc:date>
    <meta:document-statistic meta:object-count="78"/>
  </office:meta>
</office:document-meta>
</file>